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39b" officeooo:paragraph-rsid="001a83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ownloaded a cat image, converted it to a bitmap file, saved it as “original.bmp”.</text:p>
      <text:p text:style-name="P1"/>
      <text:p text:style-name="P1">2. I) Using AES-128-ECB</text:p>
      <text:p text:style-name="P1"/>
      <text:p text:style-name="P1">Encrypting:<text:line-break/></text:p>
      <text:p text:style-name="P1">openssl enc -aes-128-ecb -e -in original.bmp -out encrypted_ecb.bmp -K 00112233445566778889aabbccddeeff</text:p>
      <text:p text:style-name="P1"/>
      <text:p text:style-name="P1">Decrypting:</text:p>
      <text:p text:style-name="P1"/>
      <text:p text:style-name="P1">openssl enc -aes-128-ecb -d -in encrypted_ecb.bmp -out decrypted_ecb.bmp -K 00112233445566778889aabbccddeeff</text:p>
      <text:p text:style-name="P1"/>
      <text:p text:style-name="P1">II) Using AES-128-CBC</text:p>
      <text:p text:style-name="P1"/>
      <text:p text:style-name="P1">Encrypting:</text:p>
      <text:p text:style-name="P1"/>
      <text:p text:style-name="P1">openssl enc -aes-128-cbc -e -in original.bmp -out encrypted_cbc.bmp -K 00112233445566778889aabbccddeeff -iv 01020304050607083241231213124f24</text:p>
      <text:p text:style-name="P1"/>
      <text:p text:style-name="P1">Decrypting:</text:p>
      <text:p text:style-name="P1"/>
      <text:p text:style-name="P1">openssl enc -aes-128-ecb -d -in encrypted_cbc.bmp -out decrypted_cbc.bmp -K 00112233445566778889aabbccddeeff -iv 01020304050607083241231213124f2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01:48:13.330190184</meta:creation-date>
    <dc:date>2024-05-07T01:57:41.866094054</dc:date>
    <meta:editing-duration>PT9M29S</meta:editing-duration>
    <meta:editing-cycles>1</meta:editing-cycles>
    <meta:document-statistic meta:table-count="0" meta:image-count="0" meta:object-count="0" meta:page-count="1" meta:paragraph-count="11" meta:word-count="70" meta:character-count="670" meta:non-whitespace-character-count="610"/>
    <meta:generator>LibreOffice/7.3.7.2$Linux_X86_64 LibreOffice_project/30$Build-2</meta:generator>
  </office:meta>
</office:document-meta>
</file>